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3.56cm" fo:min-width="3.945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656cm" fo:min-width="0.562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2.671cm" fo:min-width="2.802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2.67cm" fo:min-width="2.802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541cm" fo:min-width="2.802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4.576cm" fo:min-width="2.802cm"/>
      <style:paragraph-properties style:writing-mode="lr-tb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3.56cm" fo:min-width="3.94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dee6ef"/>
      <style:paragraph-properties fo:text-align="center"/>
      <style:text-properties fo:font-size="14pt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dee6e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d8ce"/>
      <style:paragraph-properties fo:text-align="center"/>
      <style:text-properties fo:font-size="14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0.806cm" svg:x="9.382cm" svg:y="2.103cm">
          <draw:text-box>
            <text:p text:style-name="P1"><text:span text:style-name="T1">General power-on</text:span></text:p>
          </draw:text-box>
        </draw:frame>
        <draw:custom-shape draw:style-name="gr2" draw:text-style-name="P4" xml:id="id2" draw:id="id2" draw:layer="layout" svg:width="4.445cm" svg:height="3.81cm" svg:x="8.366cm" svg:y="5.826cm">
          <text:p text:style-name="P3">RPI UP</text:p>
          <text:p text:style-name="P3"/>
          <text:p text:style-name="P3">Power 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.778cm" svg:height="1.905cm" svg:x="7.223cm" svg:y="1.635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7" xml:id="id7" draw:id="id7" draw:layer="layout" svg:width="3.302cm" svg:height="2.921cm" svg:x="15.605cm" svg:y="9.993cm">
          <text:p text:style-name="P6"><text:span text:style-name="T2">K</text:span><text:span text:style-name="T2">ey</text:span><text:span text:style-name="T2">b</text:span><text:span text:style-name="T2">o</text:span><text:span text:style-name="T2">ar</text:span><text:span text:style-name="T2">ds</text:span></text:p>
          <text:p text:style-name="P6"><text:span text:style-name="T2"/></text:p>
          <text:p text:style-name="P6"><text:span text:style-name="T2">Ar</text:span><text:span text:style-name="T2">d</text:span><text:span text:style-name="T2">ui</text:span><text:span text:style-name="T2">n</text:span><text:span text:style-name="T2">o</text:span></text:p>
          <text:p text:style-name="P6"><text:span text:style-name="T2">P</text:span><text:span text:style-name="T2">o</text:span><text:span text:style-name="T2">w</text:span><text:span text:style-name="T2">er </text:span><text:span text:style-name="T2">O</text:span><text:span text:style-name="T2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6" draw:id="id6" draw:layer="layout" svg:width="3.302cm" svg:height="2.92cm" svg:x="15.605cm" svg:y="14.439cm">
          <text:p text:style-name="P3">Drawbars</text:p>
          <text:p text:style-name="P3"/>
          <text:p text:style-name="P3">Arduino</text:p>
          <text:p text:style-name="P3">Power 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5" draw:id="id5" draw:layer="layout" svg:width="3.302cm" svg:height="2.791cm" svg:x="15.605cm" svg:y="18.886cm">
          <text:p text:style-name="P3">Pedals</text:p>
          <text:p text:style-name="P3"/>
          <text:p text:style-name="P3">Arduino</text:p>
          <text:p text:style-name="P3">Power 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4" draw:id="id4" draw:layer="layout" svg:width="3.302cm" svg:height="4.826cm" svg:x="15.605cm" svg:y="23.074cm">
          <text:p text:style-name="P3">Vibrato</text:p>
          <text:p text:style-name="P3">Percussion</text:p>
          <text:p text:style-name="P3">Leslie</text:p>
          <text:p text:style-name="P3">Expression</text:p>
          <text:p text:style-name="P3"/>
          <text:p text:style-name="P3">Arduino</text:p>
          <text:p text:style-name="P3">Power 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3" draw:id="id3" draw:layer="layout" svg:width="4.445cm" svg:height="3.81cm" svg:x="3.032cm" svg:y="5.826cm">
          <text:p text:style-name="P3">RPI LOW</text:p>
          <text:p text:style-name="P3"/>
          <text:p text:style-name="P3">Power 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9" draw:layer="layout" svg:x1="8.112cm" svg:y1="3.54cm" svg:x2="10.589cm" svg:y2="5.826cm" draw:start-shape="id1" draw:start-glue-point="6" draw:end-shape="id2" draw:end-glue-point="4" svg:d="M8112 3540v1143h2477v1143" svg:viewBox="0 0 2478 2287">
          <text:p/>
        </draw:connector>
        <draw:connector draw:style-name="gr9" draw:text-style-name="P9" draw:layer="layout" svg:x1="8.112cm" svg:y1="3.54cm" svg:x2="5.255cm" svg:y2="5.826cm" draw:start-shape="id1" draw:start-glue-point="6" draw:end-shape="id3" draw:end-glue-point="4" svg:d="M8112 3540v1143h-2857v1143" svg:viewBox="0 0 2858 2287">
          <text:p/>
        </draw:connector>
        <draw:connector draw:style-name="gr9" draw:text-style-name="P9" draw:layer="layout" svg:x1="10.589cm" svg:y1="9.636cm" svg:x2="15.605cm" svg:y2="25.487cm" draw:start-shape="id2" draw:start-glue-point="6" draw:end-shape="id4" draw:end-glue-point="5" svg:d="M10589 9636v15851h5016" svg:viewBox="0 0 5017 15852">
          <text:p/>
        </draw:connector>
        <draw:connector draw:style-name="gr9" draw:text-style-name="P9" draw:layer="layout" svg:x1="10.589cm" svg:y1="9.636cm" svg:x2="15.605cm" svg:y2="20.282cm" draw:start-shape="id2" draw:start-glue-point="6" draw:end-shape="id5" draw:end-glue-point="5" svg:d="M10589 9636v10646h5016" svg:viewBox="0 0 5017 10647">
          <text:p/>
        </draw:connector>
        <draw:connector draw:style-name="gr9" draw:text-style-name="P9" draw:layer="layout" svg:x1="10.589cm" svg:y1="9.636cm" svg:x2="15.605cm" svg:y2="15.899cm" draw:start-shape="id2" draw:start-glue-point="6" draw:end-shape="id6" draw:end-glue-point="5" svg:d="M10589 9636v6263h5016" svg:viewBox="0 0 5017 6264">
          <text:p/>
        </draw:connector>
        <draw:connector draw:style-name="gr9" draw:text-style-name="P9" draw:layer="layout" svg:x1="10.589cm" svg:y1="9.636cm" svg:x2="15.605cm" svg:y2="11.454cm" draw:start-shape="id2" draw:start-glue-point="6" draw:end-shape="id7" draw:end-glue-point="5" svg:d="M10589 9636v1818h5016" svg:viewBox="0 0 5017 18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7:59:06.010872214</meta:creation-date>
    <dc:date>2022-10-28T19:07:33.598578698</dc:date>
    <meta:editing-duration>PT16M47S</meta:editing-duration>
    <meta:editing-cycles>1</meta:editing-cycles>
    <meta:document-statistic meta:object-count="14"/>
    <meta:generator>LibreOffice/6.4.7.2$Linux_X86_64 LibreOffice_project/40$Build-2</meta:generator>
  </office:meta>
</office:document-meta>
</file>